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6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ula_Lobe_ACC</text:p>
          </table:table-cell>
          <table:table-cell office:value-type="float" office:value="0.527998" calcext:value-type="float">
            <text:p>0.527998</text:p>
          </table:table-cell>
        </table:table-row>
        <table:table-row table:style-name="ro1">
          <table:table-cell office:value-type="string" calcext:value-type="string">
            <text:p>Insula_Lobe_Fusiform_Gyrus</text:p>
          </table:table-cell>
          <table:table-cell office:value-type="float" office:value="0.383407" calcext:value-type="float">
            <text:p>0.383407</text:p>
          </table:table-cell>
        </table:table-row>
        <table:table-row table:style-name="ro1">
          <table:table-cell office:value-type="string" calcext:value-type="string">
            <text:p>Insula_Lobe_Inferior_Parietal_Lobule</text:p>
          </table:table-cell>
          <table:table-cell office:value-type="float" office:value="0.696893" calcext:value-type="float">
            <text:p>0.696893</text:p>
          </table:table-cell>
        </table:table-row>
        <table:table-row table:style-name="ro1">
          <table:table-cell office:value-type="string" calcext:value-type="string">
            <text:p>Insula_Lobe_Inferior_Temporal_Gyrus</text:p>
          </table:table-cell>
          <table:table-cell office:value-type="float" office:value="0.6565" calcext:value-type="float">
            <text:p>0.6565</text:p>
          </table:table-cell>
        </table:table-row>
        <table:table-row table:style-name="ro1">
          <table:table-cell office:value-type="string" calcext:value-type="string">
            <text:p>Insula_Lobe_MCC</text:p>
          </table:table-cell>
          <table:table-cell office:value-type="float" office:value="0.641401" calcext:value-type="float">
            <text:p>0.641401</text:p>
          </table:table-cell>
        </table:table-row>
        <table:table-row table:style-name="ro1">
          <table:table-cell office:value-type="string" calcext:value-type="string">
            <text:p>Insula_Lobe_Middle_Frontal_Gyrus</text:p>
          </table:table-cell>
          <table:table-cell office:value-type="float" office:value="0.681149" calcext:value-type="float">
            <text:p>0.681149</text:p>
          </table:table-cell>
        </table:table-row>
        <table:table-row table:style-name="ro1">
          <table:table-cell office:value-type="string" calcext:value-type="string">
            <text:p>Insula_Lobe_Middle_Temporal_Gyrus</text:p>
          </table:table-cell>
          <table:table-cell office:value-type="float" office:value="0.053047" calcext:value-type="float">
            <text:p>0.053047</text:p>
          </table:table-cell>
        </table:table-row>
        <table:table-row table:style-name="ro1">
          <table:table-cell office:value-type="string" calcext:value-type="string">
            <text:p>Insula_Lobe_Orbitalis</text:p>
          </table:table-cell>
          <table:table-cell office:value-type="float" office:value="0.135223" calcext:value-type="float">
            <text:p>0.135223</text:p>
          </table:table-cell>
        </table:table-row>
        <table:table-row table:style-name="ro1">
          <table:table-cell office:value-type="string" calcext:value-type="string">
            <text:p>Insula_Lobe_Posterior_Medial_Frontal</text:p>
          </table:table-cell>
          <table:table-cell office:value-type="float" office:value="0.39579" calcext:value-type="float">
            <text:p>0.39579</text:p>
          </table:table-cell>
        </table:table-row>
        <table:table-row table:style-name="ro1">
          <table:table-cell office:value-type="string" calcext:value-type="string">
            <text:p>Insula_Lobe_Superior_Frontal_Gyrus</text:p>
          </table:table-cell>
          <table:table-cell office:value-type="float" office:value="-0.105984" calcext:value-type="float">
            <text:p>-0.105984</text:p>
          </table:table-cell>
        </table:table-row>
        <table:table-row table:style-name="ro1">
          <table:table-cell office:value-type="string" calcext:value-type="string">
            <text:p>Insula_Lobe_Superior_Medial_Gyrus</text:p>
          </table:table-cell>
          <table:table-cell office:value-type="float" office:value="-0.203807" calcext:value-type="float">
            <text:p>-0.203807</text:p>
          </table:table-cell>
        </table:table-row>
        <table:table-row table:style-name="ro1">
          <table:table-cell office:value-type="string" calcext:value-type="string">
            <text:p>Insula_Lobe_Superior_Parietal_Lobule</text:p>
          </table:table-cell>
          <table:table-cell office:value-type="float" office:value="0.519468" calcext:value-type="float">
            <text:p>0.519468</text:p>
          </table:table-cell>
        </table:table-row>
        <table:table-row table:style-name="ro1">
          <table:table-cell office:value-type="string" calcext:value-type="string">
            <text:p>Insula_Lobe_Superior_Temporal_Gyrus</text:p>
          </table:table-cell>
          <table:table-cell office:value-type="float" office:value="0.662851" calcext:value-type="float">
            <text:p>0.662851</text:p>
          </table:table-cell>
        </table:table-row>
        <table:table-row table:style-name="ro1">
          <table:table-cell office:value-type="string" calcext:value-type="string">
            <text:p>Insula_Lobe_Temporal_Pole</text:p>
          </table:table-cell>
          <table:table-cell office:value-type="float" office:value="0.293965" calcext:value-type="float">
            <text:p>0.293965</text:p>
          </table:table-cell>
        </table:table-row>
        <table:table-row table:style-name="ro1">
          <table:table-cell office:value-type="string" calcext:value-type="string">
            <text:p>Insula_Lobe_Triangularis</text:p>
          </table:table-cell>
          <table:table-cell office:value-type="float" office:value="0.686658" calcext:value-type="float">
            <text:p>0.6866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03:07:02.677765900</meta:creation-date>
    <dc:date>2015-10-02T03:08:14.011962269</dc:date>
    <meta:editing-duration>P0D</meta:editing-duration>
    <meta:editing-cycles>1</meta:editing-cycles>
    <meta:document-statistic meta:table-count="1" meta:cell-count="30" meta:object-count="0"/>
    <meta:generator>LibreOffice/4.2.7.2$Linux_X86_64 LibreOffice_project/420$Build-2</meta:generator>
  </office:meta>
</office:document-meta>
</file>